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492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2.044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2.051cm"/>
    </style:style>
    <style:style style:name="co13" style:family="table-column">
      <style:table-column-properties fo:break-before="auto" style:column-width="1.63cm"/>
    </style:style>
    <style:style style:name="co14" style:family="table-column">
      <style:table-column-properties fo:break-before="auto" style:column-width="1.332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2.1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 style:data-style-name="N36"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06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106">
      <style:text-properties fo:font-size="8pt" style:font-size-asian="8pt" style:font-size-complex="8pt"/>
    </style:style>
    <style:style style:name="ce10" style:family="table-cell" style:parent-style-name="Default" style:data-style-name="N104">
      <style:text-properties fo:font-size="8pt" style:font-size-asian="8pt" style:font-size-complex="8pt"/>
    </style:style>
    <style:style style:name="ce11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 style:data-style-name="N108"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ldos" table:style-name="ta1">
        <table:table-column table:style-name="co1" table:default-cell-style-name="Default"/>
        <table:table-row table:style-name="ro1">
          <table:table-cell/>
        </table:table-row>
      </table:table>
      <table:table table:name="Saldos Diarios" table:style-name="ta1">
        <table:table-column table:style-name="co2" table:default-cell-style-name="ce3"/>
        <table:table-column table:style-name="co3" table:default-cell-style-name="ce6"/>
        <table:table-column table:style-name="co4" table:default-cell-style-name="ce9"/>
        <table:table-column table:style-name="co5" table:default-cell-style-name="ce10"/>
        <table:table-column table:style-name="co6" table:default-cell-style-name="ce9"/>
        <table:table-column table:style-name="co7" table:default-cell-style-name="ce10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12"/>
        <table:table-column table:style-name="co12" table:default-cell-style-name="ce12"/>
        <table:table-column table:style-name="co1" table:number-columns-repeated="1004" table:default-cell-style-name="ce12"/>
        <table:table-row table:style-name="ro1">
          <table:table-cell table:style-name="ce1"/>
          <table:table-cell table:style-name="ce4"/>
          <table:table-cell table:style-name="ce7" office:value-type="string" calcext:value-type="string" table:number-columns-spanned="3" table:number-rows-spanned="1">
            <text:p>Operação</text:p>
          </table:table-cell>
          <table:covered-table-cell table:number-columns-repeated="2"/>
          <table:table-cell table:number-columns-repeated="1010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5" office:value-type="string" calcext:value-type="string">
            <text:p>Material</text:p>
          </table:table-cell>
          <table:table-cell table:style-name="ce8" office:value-type="string" calcext:value-type="string">
            <text:p>Entrada</text:p>
          </table:table-cell>
          <table:table-cell table:style-name="ce11" office:value-type="string" calcext:value-type="string">
            <text:p>Entrada R$</text:p>
          </table:table-cell>
          <table:table-cell table:style-name="ce8" office:value-type="string" calcext:value-type="string">
            <text:p>Saída</text:p>
          </table:table-cell>
          <table:table-cell table:style-name="ce11" office:value-type="string" calcext:value-type="string">
            <text:p>Saída R$</text:p>
          </table:table-cell>
          <table:table-cell table:style-name="ce8" office:value-type="string" calcext:value-type="string">
            <text:p>Saldo</text:p>
          </table:table-cell>
          <table:table-cell table:style-name="ce8" office:value-type="string" calcext:value-type="string">
            <text:p>Saldo Reserva</text:p>
          </table:table-cell>
          <table:table-cell table:style-name="ce8" office:value-type="string" calcext:value-type="string">
            <text:p>Saldo Disponível</text:p>
          </table:table-cell>
          <table:table-cell table:style-name="ce13" office:value-type="string" calcext:value-type="string">
            <text:p>Custo Médio</text:p>
          </table:table-cell>
          <table:table-cell table:style-name="ce13" office:value-type="string" calcext:value-type="string">
            <text:p>Custo Total</text:p>
          </table:table-cell>
          <table:table-cell table:style-name="ce13"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,0</text:p>
          </table:table-cell>
          <table:table-cell table:formula="of:=[.G3]-[.H3]" office:value-type="float" office:value="0" calcext:value-type="float">
            <text:p>0,0</text:p>
          </table:table-cell>
          <table:table-cell table:style-name="ce10" office:value-type="currency" office:currency="BRL" office:value="0" calcext:value-type="currency">
            <text:p>R$ 0,00</text:p>
          </table:table-cell>
          <table:table-cell table:style-name="ce10" table:formula="of:=[.G3]*[.J3]" office:value-type="currency" office:currency="BRL" office:value="0" calcext:value-type="currency">
            <text:p>R$ 0,00</text:p>
          </table:table-cell>
          <table:table-cell table:number-columns-repeated="1004"/>
        </table:table-row>
        <table:table-row table:style-name="ro1">
          <table:table-cell office:value-type="date" office:date-value="2015-03-01" calcext:value-type="date">
            <text:p>01/03/2015</text:p>
          </table:table-cell>
          <table:table-cell office:value-type="float" office:value="11" calcext:value-type="float">
            <text:p>11</text:p>
          </table:table-cell>
          <table:table-cell table:formula="of:=SUMPRODUCT(([Lacamentos.$A$2:.$A$500]=[.$A4])*([Lacamentos.$B$2:.$B$500]=[.$B4])*([Lacamentos.$C$2:.$C$500]=&quot;Entrada&quot;)*([Lacamentos.$D$2:.$D$500]))" office:value-type="float" office:value="10" calcext:value-type="float">
            <text:p>10,0</text:p>
          </table:table-cell>
          <table:table-cell table:formula="of:=SUMPRODUCT(([Lacamentos.$A$2:.$A$500]=[.$A4])*([Lacamentos.$B$2:.$B$500]=[.$B4])*([Lacamentos.$C$2:.$C$500]=&quot;Entrada&quot;)*([Lacamentos.$F$2:.$F$500]))" office:value-type="currency" office:currency="BRL" office:value="13" calcext:value-type="currency">
            <text:p>R$ 13,00</text:p>
          </table:table-cell>
          <table:table-cell table:formula="of:=SUMPRODUCT(([Lacamentos.$A$2:.$A$500]=[.$A4])*([Lacamentos.$B$2:.$B$500]=[.$B4])*([Lacamentos.$C$2:.$C$500]=&quot;Saída&quot;)*([Lacamentos.$D$2:.$D$500]))" office:value-type="float" office:value="6" calcext:value-type="float">
            <text:p>6,0</text:p>
          </table:table-cell>
          <table:table-cell table:formula="of:=[.E4]*[.J4]" office:value-type="currency" office:currency="BRL" office:value="7.8" calcext:value-type="currency">
            <text:p>R$ 7,80</text:p>
          </table:table-cell>
          <table:table-cell table:formula="of:=[.G3]+[.C4]-[.E4]" office:value-type="float" office:value="4" calcext:value-type="float">
            <text:p>4,0</text:p>
          </table:table-cell>
          <table:table-cell office:value-type="float" office:value="0" calcext:value-type="float">
            <text:p>0,0</text:p>
          </table:table-cell>
          <table:table-cell table:formula="of:=[.G4]-[.H4]" office:value-type="float" office:value="4" calcext:value-type="float">
            <text:p>4,0</text:p>
          </table:table-cell>
          <table:table-cell table:style-name="ce10" table:formula="of:=([.K3]+[.D4])/([.C4]+[.G3])" office:value-type="currency" office:currency="BRL" office:value="1.3" calcext:value-type="currency">
            <text:p>R$ 1,30</text:p>
          </table:table-cell>
          <table:table-cell table:style-name="ce10" table:formula="of:=[.G4]*[.J4]" office:value-type="currency" office:currency="BRL" office:value="5.2" calcext:value-type="currency">
            <text:p>R$ 5,20</text:p>
          </table:table-cell>
          <table:table-cell table:number-columns-repeated="1004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float" office:value="11" calcext:value-type="float">
            <text:p>11</text:p>
          </table:table-cell>
          <table:table-cell table:formula="of:=SUMPRODUCT(([Lacamentos.$A$2:.$A$500]=[.$A5])*([Lacamentos.$B$2:.$B$500]=[.$B5])*([Lacamentos.$C$2:.$C$500]=&quot;Entrada&quot;)*([Lacamentos.$D$2:.$D$500]))" office:value-type="float" office:value="0" calcext:value-type="float">
            <text:p>0,0</text:p>
          </table:table-cell>
          <table:table-cell table:formula="of:=SUMPRODUCT(([Lacamentos.$A$2:.$A$500]=[.$A5])*([Lacamentos.$B$2:.$B$500]=[.$B5])*([Lacamentos.$C$2:.$C$500]=&quot;Entrada&quot;)*([Lacamentos.$F$2:.$F$500]))" office:value-type="currency" office:currency="BRL" office:value="0" calcext:value-type="currency">
            <text:p>R$ 0,00</text:p>
          </table:table-cell>
          <table:table-cell table:formula="of:=SUMPRODUCT(([Lacamentos.$A$2:.$A$500]=[.$A5])*([Lacamentos.$B$2:.$B$500]=[.$B5])*([Lacamentos.$C$2:.$C$500]=&quot;Saída&quot;)*([Lacamentos.$D$2:.$D$500]))" office:value-type="float" office:value="3" calcext:value-type="float">
            <text:p>3,0</text:p>
          </table:table-cell>
          <table:table-cell table:formula="of:=[.E5]*[.J5]" office:value-type="currency" office:currency="BRL" office:value="3.9" calcext:value-type="currency">
            <text:p>R$ 3,90</text:p>
          </table:table-cell>
          <table:table-cell table:formula="of:=[.G4]+[.C5]-[.E5]" office:value-type="float" office:value="1" calcext:value-type="float">
            <text:p>1,0</text:p>
          </table:table-cell>
          <table:table-cell office:value-type="float" office:value="0" calcext:value-type="float">
            <text:p>0,0</text:p>
          </table:table-cell>
          <table:table-cell table:formula="of:=[.G5]-[.H5]" office:value-type="float" office:value="1" calcext:value-type="float">
            <text:p>1,0</text:p>
          </table:table-cell>
          <table:table-cell table:style-name="ce10" table:formula="of:=([.K4]+[.D5])/([.C5]+[.G4])" office:value-type="currency" office:currency="BRL" office:value="1.3" calcext:value-type="currency">
            <text:p>R$ 1,30</text:p>
          </table:table-cell>
          <table:table-cell table:style-name="ce10" table:formula="of:=[.G5]*[.J5]" office:value-type="currency" office:currency="BRL" office:value="1.3" calcext:value-type="currency">
            <text:p>R$ 1,30</text:p>
          </table:table-cell>
          <table:table-cell table:number-columns-repeated="1004"/>
        </table:table-row>
        <table:table-row table:style-name="ro1">
          <table:table-cell office:value-type="date" office:date-value="2015-03-03" calcext:value-type="date">
            <text:p>03/03/2015</text:p>
          </table:table-cell>
          <table:table-cell office:value-type="float" office:value="11" calcext:value-type="float">
            <text:p>11</text:p>
          </table:table-cell>
          <table:table-cell table:formula="of:=SUMPRODUCT(([Lacamentos.$A$2:.$A$500]=[.$A6])*([Lacamentos.$B$2:.$B$500]=[.$B6])*([Lacamentos.$C$2:.$C$500]=&quot;Entrada&quot;)*([Lacamentos.$D$2:.$D$500]))" office:value-type="float" office:value="15" calcext:value-type="float">
            <text:p>15,0</text:p>
          </table:table-cell>
          <table:table-cell table:formula="of:=SUMPRODUCT(([Lacamentos.$A$2:.$A$500]=[.$A6])*([Lacamentos.$B$2:.$B$500]=[.$B6])*([Lacamentos.$C$2:.$C$500]=&quot;Entrada&quot;)*([Lacamentos.$F$2:.$F$500]))" office:value-type="currency" office:currency="BRL" office:value="45" calcext:value-type="currency">
            <text:p>R$ 45,00</text:p>
          </table:table-cell>
          <table:table-cell table:formula="of:=SUMPRODUCT(([Lacamentos.$A$2:.$A$500]=[.$A6])*([Lacamentos.$B$2:.$B$500]=[.$B6])*([Lacamentos.$C$2:.$C$500]=&quot;Saída&quot;)*([Lacamentos.$D$2:.$D$500]))" office:value-type="float" office:value="10" calcext:value-type="float">
            <text:p>10,0</text:p>
          </table:table-cell>
          <table:table-cell table:formula="of:=[.E6]*[.J6]" office:value-type="currency" office:currency="BRL" office:value="28.9375" calcext:value-type="currency">
            <text:p>R$ 28,94</text:p>
          </table:table-cell>
          <table:table-cell table:formula="of:=[.G5]+[.C6]-[.E6]" office:value-type="float" office:value="6" calcext:value-type="float">
            <text:p>6,0</text:p>
          </table:table-cell>
          <table:table-cell office:value-type="float" office:value="0" calcext:value-type="float">
            <text:p>0,0</text:p>
          </table:table-cell>
          <table:table-cell table:formula="of:=[.G6]-[.H6]" office:value-type="float" office:value="6" calcext:value-type="float">
            <text:p>6,0</text:p>
          </table:table-cell>
          <table:table-cell table:style-name="ce10" table:formula="of:=([.K5]+[.D6])/([.C6]+[.G5])" office:value-type="currency" office:currency="BRL" office:value="2.89375" calcext:value-type="currency">
            <text:p>R$ 2,89</text:p>
          </table:table-cell>
          <table:table-cell table:style-name="ce10" table:formula="of:=[.G6]*[.J6]" office:value-type="currency" office:currency="BRL" office:value="17.3625" calcext:value-type="currency">
            <text:p>R$ 17,36</text:p>
          </table:table-cell>
          <table:table-cell table:number-columns-repeated="1004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float" office:value="12" calcext:value-type="float">
            <text:p>12</text:p>
          </table:table-cell>
          <table:table-cell table:formula="of:=SUMPRODUCT(([Lacamentos.$A$2:.$A$500]=[.$A7])*([Lacamentos.$B$2:.$B$500]=[.$B7])*([Lacamentos.$C$2:.$C$500]=&quot;Entrada&quot;)*([Lacamentos.$D$2:.$D$500]))" office:value-type="float" office:value="15" calcext:value-type="float">
            <text:p>15,0</text:p>
          </table:table-cell>
          <table:table-cell table:formula="of:=SUMPRODUCT(([Lacamentos.$A$2:.$A$500]=[.$A7])*([Lacamentos.$B$2:.$B$500]=[.$B7])*([Lacamentos.$C$2:.$C$500]=&quot;Entrada&quot;)*([Lacamentos.$F$2:.$F$500]))" office:value-type="currency" office:currency="BRL" office:value="90" calcext:value-type="currency">
            <text:p>R$ 90,00</text:p>
          </table:table-cell>
          <table:table-cell table:formula="of:=SUMPRODUCT(([Lacamentos.$A$2:.$A$500]=[.$A7])*([Lacamentos.$B$2:.$B$500]=[.$B7])*([Lacamentos.$C$2:.$C$500]=&quot;Saída&quot;)*([Lacamentos.$D$2:.$D$500]))" office:value-type="float" office:value="0" calcext:value-type="float">
            <text:p>0,0</text:p>
          </table:table-cell>
          <table:table-cell table:formula="of:=[.E7]*[.J7]" office:value-type="currency" office:currency="BRL" office:value="0" calcext:value-type="currency">
            <text:p>R$ 0,00</text:p>
          </table:table-cell>
          <table:table-cell table:formula="of:=[.G6]+[.C7]-[.E7]" office:value-type="float" office:value="21" calcext:value-type="float">
            <text:p>21,0</text:p>
          </table:table-cell>
          <table:table-cell office:value-type="float" office:value="1" calcext:value-type="float">
            <text:p>1,0</text:p>
          </table:table-cell>
          <table:table-cell table:formula="of:=[.G7]-[.H7]" office:value-type="float" office:value="20" calcext:value-type="float">
            <text:p>20,0</text:p>
          </table:table-cell>
          <table:table-cell table:style-name="ce10" table:formula="of:=([.K6]+[.D7])/([.C7]+[.G6])" office:value-type="currency" office:currency="BRL" office:value="5.1125" calcext:value-type="currency">
            <text:p>R$ 5,11</text:p>
          </table:table-cell>
          <table:table-cell table:style-name="ce10" table:formula="of:=[.G7]*[.J7]" office:value-type="currency" office:currency="BRL" office:value="107.3625" calcext:value-type="currency">
            <text:p>R$ 107,36</text:p>
          </table:table-cell>
          <table:table-cell table:number-columns-repeated="1004"/>
        </table:table-row>
        <table:table-row table:style-name="ro1" table:number-rows-repeated="1048568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Lacamentos" table:style-name="ta1">
        <table:table-column table:style-name="co2" table:default-cell-style-name="ce3"/>
        <table:table-column table:style-name="co13" table:default-cell-style-name="ce12"/>
        <table:table-column table:style-name="co14" table:default-cell-style-name="ce12"/>
        <table:table-column table:style-name="co8" table:default-cell-style-name="ce12"/>
        <table:table-column table:style-name="co15" table:default-cell-style-name="ce12"/>
        <table:table-column table:style-name="co16" table:default-cell-style-name="ce12"/>
        <table:table-column table:style-name="co1" table:number-columns-repeated="1018" table:default-cell-style-name="ce12"/>
        <table:table-row table:style-name="ro1">
          <table:table-cell table:style-name="ce2" office:value-type="string" calcext:value-type="string">
            <text:p>Data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Tipo</text:p>
          </table:table-cell>
          <table:table-cell table:style-name="ce8" office:value-type="string" calcext:value-type="string">
            <text:p>Qtd</text:p>
          </table:table-cell>
          <table:table-cell table:style-name="ce14" office:value-type="string" calcext:value-type="string">
            <text:p>Unitário</text:p>
          </table:table-cell>
          <table:table-cell table:style-name="ce11" office:value-type="string" calcext:value-type="string">
            <text:p>Parcial</text:p>
          </table:table-cell>
          <table:table-cell table:style-name="ce13" office:value-type="string" calcext:value-type="string">
            <text:p>Operação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Lote</text:p>
          </table:table-cell>
          <table:table-cell table:number-columns-repeated="1015"/>
        </table:table-row>
        <table:table-row table:style-name="ro1">
          <table:table-cell office:value-type="date" office:date-value="2015-03-01" calcext:value-type="date">
            <text:p>01/03/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trada</text:p>
          </table:table-cell>
          <table:table-cell table:style-name="ce9" office:value-type="float" office:value="10" calcext:value-type="float">
            <text:p>10,0</text:p>
          </table:table-cell>
          <table:table-cell table:style-name="ce15" office:value-type="float" office:value="1.3" calcext:value-type="float">
            <text:p>1,3000</text:p>
          </table:table-cell>
          <table:table-cell table:style-name="ce10" table:formula="of:=[.D2]*[.E2]" office:value-type="currency" office:currency="BRL" office:value="13" calcext:value-type="currency">
            <text:p>R$ 13,00</text:p>
          </table:table-cell>
          <table:table-cell table:style-name="ce16" office:value-type="string" calcext:value-type="string">
            <text:p>MP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office:value-type="date" office:date-value="2015-03-01" calcext:value-type="date">
            <text:p>01/03/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ída</text:p>
          </table:table-cell>
          <table:table-cell table:style-name="ce9" office:value-type="float" office:value="5" calcext:value-type="float">
            <text:p>5,0</text:p>
          </table:table-cell>
          <table:table-cell table:style-name="ce15" office:value-type="float" office:value="1.3" calcext:value-type="float">
            <text:p>1,3000</text:p>
          </table:table-cell>
          <table:table-cell table:style-name="ce10" table:formula="of:=[.D3]*[.E3]" office:value-type="currency" office:currency="BRL" office:value="6.5" calcext:value-type="currency">
            <text:p>R$ 6,50</text:p>
          </table:table-cell>
          <table:table-cell table:style-name="ce16" office:value-type="string" calcext:value-type="string">
            <text:p>MP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ída</text:p>
          </table:table-cell>
          <table:table-cell table:style-name="ce9" office:value-type="float" office:value="3" calcext:value-type="float">
            <text:p>3,0</text:p>
          </table:table-cell>
          <table:table-cell table:style-name="ce15" office:value-type="float" office:value="1.3" calcext:value-type="float">
            <text:p>1,3000</text:p>
          </table:table-cell>
          <table:table-cell table:style-name="ce10" table:formula="of:=[.D4]*[.E4]" office:value-type="currency" office:currency="BRL" office:value="3.9" calcext:value-type="currency">
            <text:p>R$ 3,90</text:p>
          </table:table-cell>
          <table:table-cell table:style-name="ce16" office:value-type="string" calcext:value-type="string">
            <text:p>MP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office:value-type="date" office:date-value="2015-03-03" calcext:value-type="date">
            <text:p>03/03/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trada</text:p>
          </table:table-cell>
          <table:table-cell table:style-name="ce9" office:value-type="float" office:value="10" calcext:value-type="float">
            <text:p>10,0</text:p>
          </table:table-cell>
          <table:table-cell table:style-name="ce15" office:value-type="float" office:value="1.6" calcext:value-type="float">
            <text:p>1,6000</text:p>
          </table:table-cell>
          <table:table-cell table:style-name="ce10" table:formula="of:=[.D5]*[.E5]" office:value-type="currency" office:currency="BRL" office:value="16" calcext:value-type="currency">
            <text:p>R$ 16,00</text:p>
          </table:table-cell>
          <table:table-cell table:style-name="ce16" office:value-type="string" calcext:value-type="string">
            <text:p>MP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 office:value-type="date" office:date-value="2015-03-03" calcext:value-type="date">
            <text:p>03/03/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trada</text:p>
          </table:table-cell>
          <table:table-cell table:style-name="ce9" office:value-type="float" office:value="5" calcext:value-type="float">
            <text:p>5,0</text:p>
          </table:table-cell>
          <table:table-cell table:style-name="ce15" office:value-type="float" office:value="5.8" calcext:value-type="float">
            <text:p>5,8000</text:p>
          </table:table-cell>
          <table:table-cell table:style-name="ce10" table:formula="of:=[.D6]*[.E6]" office:value-type="currency" office:currency="BRL" office:value="29" calcext:value-type="currency">
            <text:p>R$ 29,00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office:value-type="date" office:date-value="2015-03-03" calcext:value-type="date">
            <text:p>03/03/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ída</text:p>
          </table:table-cell>
          <table:table-cell table:style-name="ce9" office:value-type="float" office:value="10" calcext:value-type="float">
            <text:p>10,0</text:p>
          </table:table-cell>
          <table:table-cell table:style-name="ce15" office:value-type="float" office:value="3" calcext:value-type="float">
            <text:p>3,0000</text:p>
          </table:table-cell>
          <table:table-cell table:style-name="ce10" table:formula="of:=[.D7]*[.E7]" office:value-type="currency" office:currency="BRL" office:value="30" calcext:value-type="currency">
            <text:p>R$ 30,00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office:value-type="date" office:date-value="2015-03-02" calcext:value-type="date">
            <text:p>02/03/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trada</text:p>
          </table:table-cell>
          <table:table-cell table:style-name="ce9" office:value-type="float" office:value="15" calcext:value-type="float">
            <text:p>15,0</text:p>
          </table:table-cell>
          <table:table-cell table:style-name="ce15" office:value-type="float" office:value="6" calcext:value-type="float">
            <text:p>6,0000</text:p>
          </table:table-cell>
          <table:table-cell table:style-name="ce10" table:formula="of:=[.D8]*[.E8]" office:value-type="currency" office:currency="BRL" office:value="90" calcext:value-type="currency">
            <text:p>R$ 90,00</text:p>
          </table:table-cell>
          <table:table-cell table:style-name="ce16" table:number-columns-repeated="3"/>
          <table:table-cell table:number-columns-repeated="1015"/>
        </table:table-row>
        <table:table-row table:style-name="ro1">
          <table:table-cell office:value-type="date" office:date-value="2015-03-01" calcext:value-type="date">
            <text:p>01/03/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ída</text:p>
          </table:table-cell>
          <table:table-cell table:style-name="ce9" office:value-type="float" office:value="1" calcext:value-type="float">
            <text:p>1,0</text:p>
          </table:table-cell>
          <table:table-cell table:style-name="ce15" office:value-type="float" office:value="24" calcext:value-type="float">
            <text:p>24,0000</text:p>
          </table:table-cell>
          <table:table-cell table:style-name="ce10" table:formula="of:=[.D9]*[.E9]" office:value-type="currency" office:currency="BRL" office:value="24" calcext:value-type="currency">
            <text:p>R$ 24,00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currency-style style:name="N109P0" style:volatile="true">
      <number:currency-symbol number:language="pt" number:country="BR">R$</number:currency-symbol>
      <number:text> </number:text>
      <number:number number: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2:49:42.132000000</meta:creation-date>
    <dc:date>2015-03-27T19:14:34.077000000</dc:date>
    <meta:editing-duration>PT3H36M48S</meta:editing-duration>
    <meta:editing-cycles>1</meta:editing-cycles>
    <meta:document-statistic meta:table-count="3" meta:cell-count="122" meta:object-count="0"/>
    <meta:generator>LibreOffice/4.3.5.2$Windows_x86 LibreOffice_project/3a87456aaa6a95c63eea1c1b3201acedf0751bd5</meta:generator>
  </office:meta>
</office:document-meta>
</file>